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2845ea" officeooo:paragraph-rsid="002845ea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fo:font-weight="bold" officeooo:rsid="0029c81a" officeooo:paragraph-rsid="0029c81a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29c81a" officeooo:paragraph-rsid="0029c81a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29c81a" officeooo:paragraph-rsid="002bf66e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29c81a" officeooo:paragraph-rsid="002ed503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2d26e8" officeooo:paragraph-rsid="002d26e8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2d26e8" officeooo:paragraph-rsid="002ef2d8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29c81a" officeooo:paragraph-rsid="002ef2d8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2d26e8" officeooo:paragraph-rsid="002d26e8" style:font-size-asian="10.5pt" style:font-weight-asian="normal" style:font-size-complex="12pt" style:font-weight-complex="normal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2b9241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2bf66e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2d26e8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2dc4d3" style:font-size-asian="10.5pt" style:font-weight-asian="normal" style:font-size-complex="12pt" style:font-weight-complex="normal"/>
    </style:style>
    <style:style style:name="T6" style:family="text">
      <style:text-properties officeooo:rsid="002bf66e"/>
    </style:style>
    <style:style style:name="T7" style:family="text">
      <style:text-properties officeooo:rsid="002dc4d3"/>
    </style:style>
    <style:style style:name="T8" style:family="text">
      <style:text-properties officeooo:rsid="002ed503"/>
    </style:style>
    <style:style style:name="T9" style:family="text">
      <style:text-properties officeooo:rsid="002ef2d8"/>
    </style:style>
    <style:style style:name="T10" style:family="text">
      <style:text-properties fo:font-weight="normal" officeooo:rsid="002ef2d8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3045f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te rend<text:span text:style-name="T7">u</text:span></text:p>
      <text:p text:style-name="P1"/>
      <text:p text:style-name="P3">20/01/2025 :</text:p>
      <text:p text:style-name="P3">Raphael :</text:p>
      <text:p text:style-name="P2"><text:tab/><text:span text:style-name="T1">Première lecture du pdf et analyse, réalisation du diagramme de déploiement et début de reformulation du cahier des charges.</text:span></text:p>
      <text:p text:style-name="P3">Moussab :</text:p>
      <text:p text:style-name="P3"><text:tab/><text:span text:style-name="T3">Malade</text:span></text:p>
      <text:p text:style-name="P3">21/01/2025 :</text:p>
      <text:p text:style-name="P3">Raphael :</text:p>
      <text:p text:style-name="P4"><text:tab/><text:span text:style-name="T2">Fin de la reformulation du cahier des charges, début du diagramme de séquence </text:span><text:span text:style-name="T3">et mise en page d’une partie de la présentation de projet (présentation du cahier des charges et quelques diagrammes)</text:span></text:p>
      <text:p text:style-name="P4">Moussab :</text:p>
      <text:p text:style-name="P4"><text:tab/><text:span text:style-name="T3">Malade</text:span></text:p>
      <text:p text:style-name="P4">2<text:span text:style-name="T6">2</text:span>/01/2025 :</text:p>
      <text:p text:style-name="P4">Raphael :</text:p>
      <text:p text:style-name="P4"><text:tab/><text:span text:style-name="T3">Découverte de la </text:span><text:span text:style-name="T4">serre, début de rédaction du cahier de recettes, </text:span><text:span text:style-name="T5">rédaction d’une petite partie des tests unitaires.</text:span></text:p>
      <text:p text:style-name="P6">Moussab :</text:p>
      <text:p text:style-name="P9"><text:tab/><text:span text:style-name="T9">Malade</text:span></text:p>
      <text:p text:style-name="P5">2<text:span text:style-name="T12">7</text:span>/01/2025 :</text:p>
      <text:p text:style-name="P8">Raphael : </text:p>
      <text:p text:style-name="P8"><text:span text:style-name="T10"><text:tab/></text:span></text:p>
      <text:p text:style-name="P7"><text:span text:style-name="T9">Moussab :</text:span></text:p>
      <text:p text:style-name="P7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0T10:40:18.780316828</meta:creation-date>
    <dc:date>2025-01-27T08:24:09.518886963</dc:date>
    <meta:editing-duration>PT35M25S</meta:editing-duration>
    <meta:editing-cycles>8</meta:editing-cycles>
    <meta:generator>LibreOffice/7.0.4.2$Linux_X86_64 LibreOffice_project/00$Build-2</meta:generator>
    <meta:document-statistic meta:table-count="0" meta:image-count="0" meta:object-count="0" meta:page-count="1" meta:paragraph-count="21" meta:word-count="98" meta:character-count="594" meta:non-whitespace-character-count="506"/>
  </office:meta>
</office:document-meta>
</file>